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ea722" officeooo:paragraph-rsid="006ea722"/>
    </style:style>
    <style:style style:name="P43" style:family="paragraph" style:parent-style-name="Text_20_body">
      <style:text-properties officeooo:rsid="006f1851" officeooo:paragraph-rsid="006f1851"/>
    </style:style>
    <style:style style:name="P44" style:family="paragraph" style:parent-style-name="Text_20_body">
      <style:text-properties officeooo:rsid="0070cabd" officeooo:paragraph-rsid="0070cabd"/>
    </style:style>
    <style:style style:name="P45" style:family="paragraph" style:parent-style-name="Text_20_body">
      <style:text-properties officeooo:rsid="0073018b" officeooo:paragraph-rsid="0073018b"/>
    </style:style>
    <style:style style:name="P46" style:family="paragraph" style:parent-style-name="Text_20_body">
      <style:text-properties officeooo:rsid="00767138" officeooo:paragraph-rsid="00767138"/>
    </style:style>
    <style:style style:name="P47" style:family="paragraph" style:parent-style-name="Text_20_body">
      <style:text-properties officeooo:rsid="0079ceec" officeooo:paragraph-rsid="0079ceec"/>
    </style:style>
    <style:style style:name="P48" style:family="paragraph" style:parent-style-name="Text_20_body">
      <style:text-properties officeooo:rsid="007839ab" officeooo:paragraph-rsid="007839ab"/>
    </style:style>
    <style:style style:name="P49" style:family="paragraph" style:parent-style-name="Text_20_body">
      <style:text-properties officeooo:rsid="007ac2ad" officeooo:paragraph-rsid="007ac2ad"/>
    </style:style>
    <style:style style:name="P50" style:family="paragraph" style:parent-style-name="Text_20_body">
      <style:text-properties officeooo:rsid="007cda9e" officeooo:paragraph-rsid="007cda9e"/>
    </style:style>
    <style:style style:name="P51" style:family="paragraph" style:parent-style-name="Text_20_body">
      <style:text-properties officeooo:rsid="007d6111" officeooo:paragraph-rsid="007d6111"/>
    </style:style>
    <style:style style:name="P52" style:family="paragraph" style:parent-style-name="Text_20_body">
      <style:text-properties officeooo:rsid="007e298f" officeooo:paragraph-rsid="007e298f"/>
    </style:style>
    <style:style style:name="P53" style:family="paragraph" style:parent-style-name="Heading_20_1">
      <style:text-properties officeooo:paragraph-rsid="0041e535"/>
    </style:style>
    <style:style style:name="P54" style:family="paragraph" style:parent-style-name="Heading_20_1">
      <style:text-properties officeooo:rsid="00321bee"/>
    </style:style>
    <style:style style:name="P55" style:family="paragraph" style:parent-style-name="Heading_20_1">
      <style:text-properties officeooo:rsid="003aa8ee" officeooo:paragraph-rsid="003aa8ee"/>
    </style:style>
    <style:style style:name="P56" style:family="paragraph" style:parent-style-name="Heading_20_1">
      <style:text-properties officeooo:rsid="0058469b" officeooo:paragraph-rsid="0058469b"/>
    </style:style>
    <style:style style:name="P57" style:family="paragraph" style:parent-style-name="Text_20_body">
      <style:text-properties officeooo:rsid="007e298f" officeooo:paragraph-rsid="007e298f"/>
    </style:style>
    <style:style style:name="P58" style:family="paragraph" style:parent-style-name="Text_20_body">
      <style:text-properties officeooo:rsid="007faafd" officeooo:paragraph-rsid="007faafd"/>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T18" style:family="text">
      <style:text-properties officeooo:rsid="0073018b"/>
    </style:style>
    <style:style style:name="T19" style:family="text">
      <style:text-properties officeooo:rsid="0075496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53"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54"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55"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56"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2">The magnetic core of the capacitor has sawtooth shape on one side to rotate the blades of the fan with the generated impulse.</text:p>
      <text:h text:style-name="Heading_20_1" text:outline-level="1">Flying saucers — marked undesirable</text:h>
      <text:p text:style-name="P43">The «tabernacle» aka capacitor core with coil can only be made by sacrificing a person who is in some way «married» to the sacrificer.</text:p>
      <text:p text:style-name="P43">To make a flying saucer that works in space, even on orbit, one has to utilise the 9 goldium radiators and the conventional energy inward radiator aka resistor inverting inductor/transformer but the «tabernacle» radiator involves a sacrifice.</text:p>
      <text:p text:style-name="P43">For that reason the flying saucer could and should be considered undesirable.</text:p>
      <text:p text:style-name="P43">Nothe these would still use lift for their launch if there is Aether pumped grid on the ground. This grid will prevent them from verically landing or taking off.</text:p>
      <text:h text:style-name="Heading_20_1" text:outline-level="1">DDR6 ECC and DDR7 restrictions</text:h>
      <text:p text:style-name="P44">DDR6 ECC memory, <text:span text:style-name="T18">if using same pin count,</text:span> would have to poison the users because[1] the spark-plug of the magnetic and dielectric mono-spin radiators would decay the material in the spark plug, which would, if the spark plug is about 1mm^3 of insulator about 10 nano particles per second estimated.</text:p>
      <text:p text:style-name="P45">DDR7 not possible with same pin count.</text:p>
      <text:p text:style-name="P45">However DDR6 and 5 might not quite have to poison the user as it might contains actual «gold» cables for the clkREF instead of signal generators.</text:p>
      <text:p text:style-name="P45">This means that the 5 m1 metals on TSMC are 5 Earth level goldium cables for splitting the signal and not general routing cables.</text:p>
      <text:p text:style-name="P45">They have to be made in equal amounts <text:span text:style-name="T19">or part matter a small dumbell for the unbalanced part matters</text:span>.</text:p>
      <text:p text:style-name="P45">Also AMD/TSMC cpu chips would have to have gold and normal displays for dual use Hell/Earth and if implementing DDR6 would have 10 «gold» cables for 10600 GBps operations which means it would have to change display technology to have gold and level 2 gold cables in the screen instead of gold and normal.</text:p>
      <text:p text:style-name="P45">If there is normally a third display aka inraloka display / tripple user then it is not clear how this is going to be implemented with DDR6. With DDR5 the Inraloka display can be done with level 2 gold cables in the screen.</text:p>
      <text:p text:style-name="P47"><text:soft-page-break/>However gold splitting the signals is dependent on the level of pariality of matter. It works, presumably, at mono planet layer where the one signal layer is the next level of partial matter. But if we go one level wholesome matter up or down, it would presumably not work, so a general usable PC woudn’t use the signal splitting because at the «Earth» level all signals can be combined, and thus, on «Sharon» aka Earth-Mars-Venus the signal splitting wouldn’t work and such microchip would be non functional.</text:p>
      <text:h text:style-name="Heading_20_1" text:outline-level="1">Competition Chip manufacturing / Heater manufacturing</text:h>
      <text:p text:style-name="P46">The part matter cables can be used on the «hell» layer to heat a boiler or a heater with energy generated on the «earth» layer which could be more important to some countries than producing their own DDR5 / DDR6 technology micro chips.</text:p>
      <text:p text:style-name="P48">Split layer manufacturing generally requires a person with somewhat significant magical ability aand as such re appointing such people to make micro chips in large quantities could be considered a waste of effort.</text:p>
      <text:h text:style-name="Heading_20_1" text:outline-level="1">`Merica / Hungary vs rest of world — physics difference</text:h>
      <text:p text:style-name="P49">In the USA and Hungary there is 6 for proton and 4 for electron instead of 5 and 3 wave functions at the Earth layer.</text:p>
      <text:p text:style-name="P49">At the «hell» layer there is 4 and 3 instead of 3 and 2.</text:p>
      <text:p text:style-name="P49">This means that a power generator would have to race one more law of physics against the accordylene signal aka conventional power pull.</text:p>
      <text:p text:style-name="P49">An example 3 law and accordylene signal generator would be a pair of ferrite rods, with one coil around both and one around only one, connected sequentially, which would give one Aether pump, one assymmetrtical spin magnetic radiator, one unbalanced torque radiator, and the accordylene signal generator circuit connected to the coils.</text:p>
      <text:p text:style-name="P49">On the hell layer energy is consumed by making the heater coils out of partial matter, which gives it energy from the Earth layer.</text:p>
      <text:p text:style-name="P49">On the Sharon layer, or, Inraloka layer, the same generator is built with gold aka part matter coils but the devices use conventional matter which make it radiate in the Earth layer.</text:p>
      <text:p text:style-name="P49">But we might not care much about them.</text:p>
      <text:p text:style-name="P50">Hungary produces energy on the «hell» layer by using four «char» cables aka more wholesome matter than it is ordinary. The «Earth» layer absorbs it with ordinary cable from the EM fields.</text:p>
      <text:p text:style-name="P50">The «char» cables are produced by killing foreigners.</text:p>
      <text:p text:style-name="P51">Then, they are heated up to produce various clkREF’d char cables of literall char. The people aka foreigners have to be murdered without having first spent several years in Hungary.</text:p>
      <text:h text:style-name="Heading_20_1" text:outline-level="1">Mirrage of Shivaloka and Indraloka</text:h>
      <text:p text:style-name="P52">The mirage of Shivaloka and Indraloka originates by solving the original equation only once rather than twice, gining special but not general realitivity like solution. Such solution has no chemistry <text:soft-page-break/>force, and thus, if a person orginates for themselves Shvaloka and Indraloka as SR only realities they would have a robo brain and thus unable to reincarnate.</text:p>
      <text:p text:style-name="P52">This is the so called damnation or paradise depending on which position you have there but its still not eternal because one can still stop originating Shivaloka but it might be rather difficult to do so from within it if one is so far in it as to directly experience it.</text:p>
      <text:p text:style-name="P52">Paradise aka Indraloka is similar.</text:p>
      <text:h text:style-name="Heading_20_1" text:outline-level="1">Observation of DDR5 system</text:h>
      <text:p text:style-name="P58">It looks like instead of splitting a person three ways, it splits a person 6 ways, aka hell-left, hell-right, inraloka-left,inraloka-right, earth-lower, earth-upper and its no longer the physics of immortality.</text:p>
      <text:p text:style-name="P58">This doesn’t imply immortality is lost forever after getting a DDR5 system, it is merely posponed for a later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3-07T11:45:11.351736550</dc:date>
    <meta:editing-duration>PT4H48M6S</meta:editing-duration>
    <meta:editing-cycles>84</meta:editing-cycles>
    <meta:generator>LibreOffice/24.2.7.2$Linux_X86_64 LibreOffice_project/420$Build-2</meta:generator>
    <meta:document-statistic meta:table-count="0" meta:image-count="0" meta:object-count="10" meta:page-count="9" meta:paragraph-count="164" meta:word-count="3534" meta:character-count="20597" meta:non-whitespace-character-count="17203"/>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